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22cm" fo:margin-left="-0.021cm" table:align="left"/>
    </style:style>
    <style:style style:name="Table1.A" style:family="table-column">
      <style:table-column-properties style:column-width="1.782cm"/>
    </style:style>
    <style:style style:name="Table1.B" style:family="table-column">
      <style:table-column-properties style:column-width="9.477cm"/>
    </style:style>
    <style:style style:name="Table1.C" style:family="table-column">
      <style:table-column-properties style:column-width="0.815cm"/>
    </style:style>
    <style:style style:name="Table1.D" style:family="table-column">
      <style:table-column-properties style:column-width="1.649cm"/>
    </style:style>
    <style:style style:name="Table1.F" style:family="table-column">
      <style:table-column-properties style:column-width="0.967cm"/>
    </style:style>
    <style:style style:name="Table1.G" style:family="table-column">
      <style:table-column-properties style:column-width="0.683cm"/>
    </style:style>
    <style:style style:name="Table1.A1" style:family="table-cell">
      <style:table-cell-properties fo:background-color="#b3b3b3" fo:padding="0.097cm" fo:border="0.05pt solid #000000">
        <style:background-image/>
      </style:table-cell-properties>
    </style:style>
    <style:style style:name="Table1.A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2">Wochen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ame</text:p>
          </table:table-cell>
          <table:table-cell table:style-name="Table1.B3" table:number-rows-spanned="2" office:value-type="string">
            <text:p text:style-name="P1">Tobias Eden</text:p>
          </table:table-cell>
          <table:table-cell table:style-name="Table1.C2" table:number-columns-spanned="5" office:value-type="string">
            <text:p text:style-name="P2">Arbeitszeiten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Beginn</text:p>
          </table:table-cell>
          <table:table-cell table:style-name="Table1.A2" office:value-type="string">
            <text:p text:style-name="P1">Ende</text:p>
          </table:table-cell>
          <table:table-cell table:style-name="Table1.C2" table:number-columns-spanned="2" office:value-type="string">
            <text:p text:style-name="P1">Pause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Datum</text:p>
          </table:table-cell>
          <table:table-cell table:style-name="Table1.B9" table:number-rows-spanned="2" office:value-type="string">
            <text:p text:style-name="P1">14.03.2014</text:p>
          </table:table-cell>
          <table:table-cell table:style-name="Table1.A2" office:value-type="string">
            <text:p text:style-name="P1">Mo</text:p>
          </table:table-cell>
          <table:table-cell table:style-name="Table1.D4" office:value-type="string">
            <text:p text:style-name="Table_20_Contents">09:55</text:p>
          </table:table-cell>
          <table:table-cell table:style-name="Table1.E4" office:value-type="string">
            <text:p text:style-name="P1">16:30</text:p>
          </table:table-cell>
          <table:table-cell table:style-name="Table1.F4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i</text:p>
          </table:table-cell>
          <table:table-cell table:style-name="Table1.D5" office:value-type="string">
            <text:p text:style-name="Table_20_Contents">08:30</text:p>
          </table:table-cell>
          <table:table-cell table:style-name="Table1.E5" office:value-type="string">
            <text:p text:style-name="P1">17:30</text:p>
          </table:table-cell>
          <table:table-cell table:style-name="Table1.F5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Projekt</text:p>
          </table:table-cell>
          <table:table-cell table:style-name="Table1.B9" table:number-rows-spanned="2" office:value-type="string">
            <text:p text:style-name="P1">Open Source</text:p>
          </table:table-cell>
          <table:table-cell table:style-name="Table1.A2" office:value-type="string">
            <text:p text:style-name="P1">Mi</text:p>
          </table:table-cell>
          <table:table-cell table:style-name="Table1.D6" office:value-type="string">
            <text:p text:style-name="Table_20_Contents">08:30</text:p>
          </table:table-cell>
          <table:table-cell table:style-name="Table1.E6" office:value-type="string">
            <text:p text:style-name="P1">17:15</text:p>
          </table:table-cell>
          <table:table-cell table:style-name="Table1.F6" table:number-columns-spanned="2" office:value-type="string">
            <text:p text:style-name="P1">45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o</text:p>
          </table:table-cell>
          <table:table-cell table:style-name="Table1.D7" office:value-type="string">
            <text:p text:style-name="Table_20_Contents">08:30</text:p>
          </table:table-cell>
          <table:table-cell table:style-name="Table1.E7" office:value-type="string">
            <text:p text:style-name="P1">16:40</text:p>
          </table:table-cell>
          <table:table-cell table:style-name="Table1.F7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Woche</text:p>
          </table:table-cell>
          <table:table-cell table:style-name="Table1.B9" table:number-rows-spanned="2" office:value-type="string">
            <text:p text:style-name="P1">2 von 5</text:p>
          </table:table-cell>
          <table:table-cell table:style-name="Table1.A2" office:value-type="string">
            <text:p text:style-name="P1">Fr</text:p>
          </table:table-cell>
          <table:table-cell table:style-name="Table1.D8" office:value-type="string">
            <text:p text:style-name="Table_20_Contents">08:30</text:p>
          </table:table-cell>
          <table:table-cell table:style-name="Table1.E8" office:value-type="string">
            <text:p text:style-name="P1">17:40</text:p>
          </table:table-cell>
          <table:table-cell table:style-name="Table1.F8" table:number-columns-spanned="2" office:value-type="string">
            <text:p text:style-name="P1">20</text:p>
          </table:table-cell>
          <table:covered-table-cell/>
        </table:table-row>
        <table:table-row>
          <table:covered-table-cell/>
          <table:covered-table-cell/>
          <table:table-cell table:style-name="Table1.A2" table:number-columns-spanned="2" office:value-type="string">
            <text:p text:style-name="P1">Summe</text:p>
          </table:table-cell>
          <table:covered-table-cell/>
          <table:table-cell table:style-name="Table1.E9" table:number-columns-spanned="3" office:value-type="string">
            <text:p text:style-name="P1">39:05</text:p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">Ziele / Meilensteine für diese Woche (zu Beginn der Woche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3">Wiki-Artikel des IPS weiter ausarbeit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1">IPS testen und Genauigkeit vermess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C2" table:number-columns-spanned="7" office:value-type="string">
            <text:p text:style-name="P2">Abweichungen von den Zielen / geänderter Projektplan und waru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7" office:value-type="string">
            <text:p text:style-name="P1">IPS Test nur mit mäßigem Erfolg verlaufen da Software nicht mehr funktionsfähig. Neues Ziel: Fehler in Software beheben.</text:p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7" office:value-type="string">
            <text:p text:style-name="P2">Was hast Du an welchem Tag gemacht und sonstige Kommenta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table:number-columns-spanned="7" office:value-type="string">
            <text:p text:style-name="P1">Montag: Wiki-Eintrag bearbeitet, IPS Akkus geladen</text:p>
            <text:p text:style-name="P1">Dienstag: Code dokumentiert, IPS getestet</text:p>
            <text:p text:style-name="P1">Mittwoch: Widerstände sortiert, IPS fotographiert, Wiki-Eintrag bearbeitet</text:p>
            <text:p text:style-name="P1">Donnerstag: Suche nach Problemlösungen bzgl.IPS </text:p>
            <text:p text:style-name="P1">Freitag: Bearbeitung des GUI des IPS zwecks Fehlerbehebung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hidden-paragraph text:condition="ooow:TRUE" text:is-hidden="tru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Blum</meta:initial-creator>
    <meta:creation-date>2014-03-08T09:43:11</meta:creation-date>
    <dc:date>2014-03-14T16:08:52</dc:date>
    <dc:creator>Eden </dc:creator>
    <meta:editing-duration>PT16M26S</meta:editing-duration>
    <meta:editing-cycles>7</meta:editing-cycles>
    <meta:generator>LibreOffice/3.5$Linux_X86_64 LibreOffice_project/350m1$Build-2</meta:generator>
    <meta:document-statistic meta:table-count="1" meta:image-count="0" meta:object-count="0" meta:page-count="1" meta:paragraph-count="49" meta:word-count="130" meta:character-count="827" meta:non-whitespace-character-count="745"/>
  </office:meta>
</office:document-meta>
</file>